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5cm"/>
    </style:style>
    <style:style style:name="gr5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>
      <style:graphic-properties draw:fill-color="#aea79f" draw:textarea-horizontal-align="justify" draw:textarea-vertical-align="middle" draw:auto-grow-height="false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>
      <style:graphic-properties draw:fill-color="#00ae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Liberation Serif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ize="16pt" style:font-size-asian="16pt" style:font-size-complex="16pt"/>
    </style:style>
    <style:style style:name="P4" style:family="paragraph">
      <style:paragraph-properties fo:text-align="center"/>
      <style:text-properties fo:color="#ffffff" style:font-name="Liberation Serif" fo:font-size="16pt" fo:text-shadow="1pt 1pt" style:font-size-asian="16pt" style:font-size-complex="16pt"/>
    </style:style>
    <style:style style:name="T1" style:family="text">
      <style:text-properties style:font-name="Liberation Serif" fo:font-size="16pt" style:font-size-asian="16pt" style:font-size-complex="16pt"/>
    </style:style>
    <style:style style:name="T2" style:family="text">
      <style:text-properties fo:color="#ffffff" style:font-name="Liberation Serif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5" draw:id="id5" draw:layer="layout" svg:width="9.708cm" svg:height="2.54cm" svg:x="7.818cm" svg:y="0.254cm">
          <text:p text:style-name="P1"><text:span text:style-name="T1">Generate Prototype Structures: </text:span></text:p>
          <text:p text:style-name="P1"><text:span text:style-name="T1">(FCC,BCC)</text:span></text:p>
          <text:p text:style-name="P1"><text:span text:style-name="T1">Vacancies, Interstitials, Surfaces,</text:span></text:p>
          <text:p text:style-name="P1"><text:span text:style-name="T1">Dislocations, Grain Boundar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9.708cm" svg:height="2.091cm" svg:x="7.818cm" svg:y="3.751cm">
          <text:p text:style-name="P1"><text:span text:style-name="T1">Perturb Prototype Structure:</text:span></text:p>
          <text:p text:style-name="P1"><text:span text:style-name="T1">Strain and apply thermal </text:span></text:p>
          <text:p text:style-name="P1"><text:span text:style-name="T1">displacements to atomic posit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9.708cm" svg:height="1.93cm" svg:x="7.818cm" svg:y="9.5cm">
          <text:p text:style-name="P1"><text:span text:style-name="T1">Use CNA/CSP to identify </text:span></text:p>
          <text:p text:style-name="P1"><text:span text:style-name="T1">defect atoms, label each set</text:span></text:p>
          <text:p text:style-name="P1"><text:span text:style-name="T1">of bi-spectrum coefficie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9.708cm" svg:height="2.091cm" svg:x="7.818cm" svg:y="6.604cm">
          <text:p text:style-name="P1"><text:span text:style-name="T1">Calculate bi-spectrum components for</text:span></text:p>
          <text:p text:style-name="P1"><text:span text:style-name="T1">all ato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7.818cm" svg:y1="10.465cm" svg:x2="7.818cm" svg:y2="4.797cm" draw:start-shape="id1" draw:start-glue-point="5" draw:end-shape="id2" draw:end-glue-point="5" svg:d="M7818 10465h-501v-5668h501" svg:viewBox="0 0 502 5669">
          <text:p/>
        </draw:connector>
        <draw:frame draw:style-name="gr4" draw:text-style-name="P3" draw:layer="layout" svg:width="5.631cm" svg:height="1.505cm" draw:transform="rotate (1.5707963267949) translate (5.334cm 10.414cm)">
          <draw:text-box>
            <text:p text:style-name="P3"><text:span text:style-name="T1">Loop for required sample size</text:span></text:p>
          </draw:text-box>
        </draw:frame>
        <draw:custom-shape draw:style-name="gr2" draw:text-style-name="P1" xml:id="id7" draw:id="id7" draw:layer="layout" svg:width="9.652cm" svg:height="2.286cm" svg:x="7.874cm" svg:y="12.446cm">
          <text:p text:style-name="P1"><text:span text:style-name="T1">Normalize data for each</text:span></text:p>
          <text:p text:style-name="P1"><text:span text:style-name="T1">bi-spectrum coefficient, store</text:span></text:p>
          <text:p text:style-name="P1"><text:span text:style-name="T1">mean and standard deviat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9.652cm" svg:height="1.524cm" svg:x="7.874cm" svg:y="15.748cm">
          <text:p text:style-name="P1"><text:span text:style-name="T1">Perform dimensional reduction</text:span></text:p>
          <text:p text:style-name="P1"><text:span text:style-name="T1">with PCA, store PCA fun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9.652cm" svg:height="1.524cm" svg:x="7.874cm" svg:y="18.288cm">
          <text:p text:style-name="P1"><text:span text:style-name="T1">Store the dimensionally reduced</text:span></text:p>
          <text:p text:style-name="P1"><text:span text:style-name="T1">features and associated lab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7.526cm" svg:y1="19.05cm" svg:x2="19.05cm" svg:y2="19.177cm" draw:start-shape="id3" draw:start-glue-point="7" draw:end-shape="id4" draw:end-glue-point="5" svg:d="M17526 19050l1524 127" svg:viewBox="0 0 1525 128">
          <text:p/>
        </draw:connector>
        <draw:custom-shape draw:style-name="gr5" draw:text-style-name="P4" xml:id="id4" draw:id="id4" draw:layer="layout" svg:width="4.826cm" svg:height="1.27cm" svg:x="19.05cm" svg:y="18.542cm">
          <text:p text:style-name="P4"><text:span text:style-name="T2">Training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2.672cm" svg:y1="2.794cm" svg:x2="12.672cm" svg:y2="3.751cm" draw:start-shape="id5" draw:start-glue-point="6" draw:end-shape="id2" draw:end-glue-point="4" svg:d="M12672 2794v957" svg:viewBox="0 0 1 958">
          <text:p/>
        </draw:connector>
        <draw:connector draw:style-name="gr3" draw:text-style-name="P2" draw:layer="layout" draw:type="line" svg:x1="12.672cm" svg:y1="5.842cm" svg:x2="12.672cm" svg:y2="6.604cm" draw:start-shape="id2" draw:start-glue-point="6" draw:end-shape="id6" draw:end-glue-point="4" svg:d="M12672 5842v762" svg:viewBox="0 0 1 763">
          <text:p/>
        </draw:connector>
        <draw:connector draw:style-name="gr3" draw:text-style-name="P2" draw:layer="layout" draw:type="line" svg:x1="12.672cm" svg:y1="8.695cm" svg:x2="12.672cm" svg:y2="9.5cm" draw:start-shape="id6" draw:start-glue-point="6" draw:end-shape="id1" draw:end-glue-point="4" svg:d="M12672 8695v805" svg:viewBox="0 0 1 806">
          <text:p/>
        </draw:connector>
        <draw:connector draw:style-name="gr3" draw:text-style-name="P2" draw:layer="layout" draw:type="line" svg:x1="12.672cm" svg:y1="11.43cm" svg:x2="12.7cm" svg:y2="12.446cm" draw:start-shape="id1" draw:start-glue-point="6" draw:end-shape="id7" draw:end-glue-point="4" svg:d="M12672 11430l28 1016" svg:viewBox="0 0 29 1017">
          <text:p/>
        </draw:connector>
        <draw:connector draw:style-name="gr3" draw:text-style-name="P2" draw:layer="layout" draw:type="line" svg:x1="12.7cm" svg:y1="14.732cm" svg:x2="12.7cm" svg:y2="15.748cm" draw:start-shape="id7" draw:start-glue-point="6" draw:end-shape="id8" draw:end-glue-point="4" svg:d="M12700 14732v1016" svg:viewBox="0 0 1 1017">
          <text:p/>
        </draw:connector>
        <draw:connector draw:style-name="gr3" draw:text-style-name="P2" draw:layer="layout" draw:type="line" svg:x1="12.7cm" svg:y1="17.272cm" svg:x2="12.7cm" svg:y2="18.288cm" draw:start-shape="id8" draw:start-glue-point="6" draw:end-shape="id3" draw:end-glue-point="4" svg:d="M12700 17272v1016" svg:viewBox="0 0 1 1017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1" xml:id="id13" draw:id="id13" draw:layer="Layout" svg:width="9.708cm" svg:height="2.54cm" svg:x="7.818cm" svg:y="0.254cm">
          <text:p text:style-name="P1"><text:span text:style-name="T1">Generate Prototype Structures: </text:span></text:p>
          <text:p text:style-name="P1"><text:span text:style-name="T1">(FCC,BCC)</text:span></text:p>
          <text:p text:style-name="P1"><text:span text:style-name="T1">Vacancies, Interstitials, Surfaces,</text:span></text:p>
          <text:p text:style-name="P1"><text:span text:style-name="T1">Dislocations, Grain Boundar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0" draw:id="id10" draw:layer="Layout" svg:width="9.708cm" svg:height="2.091cm" svg:x="7.818cm" svg:y="3.751cm">
          <text:p text:style-name="P1"><text:span text:style-name="T1">Perturb Prototype Structure:</text:span></text:p>
          <text:p text:style-name="P1"><text:span text:style-name="T1">Strain and apply thermal </text:span></text:p>
          <text:p text:style-name="P1"><text:span text:style-name="T1">displacements to atomic posit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9" draw:id="id9" draw:layer="Layout" svg:width="9.708cm" svg:height="1.93cm" svg:x="7.818cm" svg:y="9.5cm">
          <text:p text:style-name="P1"><text:span text:style-name="T1">Use CNA/CSP to identify </text:span></text:p>
          <text:p text:style-name="P1"><text:span text:style-name="T1">defect atoms, label each set</text:span></text:p>
          <text:p text:style-name="P1"><text:span text:style-name="T1">of bi-spectrum coefficie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4" draw:id="id14" draw:layer="Layout" svg:width="9.708cm" svg:height="2.091cm" svg:x="7.818cm" svg:y="6.604cm">
          <text:p text:style-name="P1"><text:span text:style-name="T1">Calculate bi-spectrum components for</text:span></text:p>
          <text:p text:style-name="P1"><text:span text:style-name="T1">all ato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7.818cm" svg:y1="10.465cm" svg:x2="7.818cm" svg:y2="4.797cm" draw:start-shape="id9" draw:start-glue-point="5" draw:end-shape="id10" draw:end-glue-point="5" svg:d="M7818 10465h-501v-5668h501" svg:viewBox="0 0 502 5669">
          <text:p/>
        </draw:connector>
        <draw:frame draw:style-name="gr4" draw:text-style-name="P3" draw:layer="layout" svg:width="5.631cm" svg:height="1.505cm" draw:transform="rotate (1.5707963267949) translate (5.334cm 10.414cm)">
          <draw:text-box>
            <text:p text:style-name="P3"><text:span text:style-name="T1">Loop for required sample size</text:span></text:p>
          </draw:text-box>
        </draw:frame>
        <draw:custom-shape draw:style-name="gr8" draw:text-style-name="P1" xml:id="id15" draw:id="id15" draw:layer="Layout" svg:width="9.652cm" svg:height="2.286cm" svg:x="7.874cm" svg:y="12.446cm">
          <text:p text:style-name="P1"><text:span text:style-name="T1">Normalize data for each</text:span></text:p>
          <text:p text:style-name="P1"><text:span text:style-name="T1">bi-spectrum coefficient, store</text:span></text:p>
          <text:p text:style-name="P1"><text:span text:style-name="T1">mean and standard deviat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6" draw:id="id16" draw:layer="Layout" svg:width="9.652cm" svg:height="1.524cm" svg:x="7.874cm" svg:y="15.748cm">
          <text:p text:style-name="P1"><text:span text:style-name="T1">Perform dimensional reduction</text:span></text:p>
          <text:p text:style-name="P1"><text:span text:style-name="T1">with PCA, store PCA fun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1" draw:id="id11" draw:layer="Layout" svg:width="9.652cm" svg:height="1.524cm" svg:x="7.874cm" svg:y="18.288cm">
          <text:p text:style-name="P1"><text:span text:style-name="T1">Store the dimensionally reduced</text:span></text:p>
          <text:p text:style-name="P1"><text:span text:style-name="T1">features and associated lab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7.526cm" svg:y1="19.05cm" svg:x2="19.05cm" svg:y2="19.177cm" draw:start-shape="id11" draw:start-glue-point="7" draw:end-shape="id12" draw:end-glue-point="5" svg:d="M17526 19050l1524 127" svg:viewBox="0 0 1525 128">
          <text:p/>
        </draw:connector>
        <draw:custom-shape draw:style-name="gr9" draw:text-style-name="P4" xml:id="id12" draw:id="id12" draw:layer="Layout" svg:width="4.826cm" svg:height="1.27cm" svg:x="19.05cm" svg:y="18.542cm">
          <text:p text:style-name="P4"><text:span text:style-name="T2">Training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2.672cm" svg:y1="2.794cm" svg:x2="12.672cm" svg:y2="3.751cm" draw:start-shape="id13" draw:start-glue-point="6" draw:end-shape="id10" draw:end-glue-point="4" svg:d="M12672 2794v957" svg:viewBox="0 0 1 958">
          <text:p/>
        </draw:connector>
        <draw:connector draw:style-name="gr3" draw:text-style-name="P2" draw:layer="layout" draw:type="line" svg:x1="12.672cm" svg:y1="5.842cm" svg:x2="12.672cm" svg:y2="6.604cm" draw:start-shape="id10" draw:start-glue-point="6" draw:end-shape="id14" draw:end-glue-point="4" svg:d="M12672 5842v762" svg:viewBox="0 0 1 763">
          <text:p/>
        </draw:connector>
        <draw:connector draw:style-name="gr3" draw:text-style-name="P2" draw:layer="layout" draw:type="line" svg:x1="12.672cm" svg:y1="8.695cm" svg:x2="12.672cm" svg:y2="9.5cm" draw:start-shape="id14" draw:start-glue-point="6" draw:end-shape="id9" draw:end-glue-point="4" svg:d="M12672 8695v805" svg:viewBox="0 0 1 806">
          <text:p/>
        </draw:connector>
        <draw:connector draw:style-name="gr3" draw:text-style-name="P2" draw:layer="layout" draw:type="line" svg:x1="12.672cm" svg:y1="11.43cm" svg:x2="12.7cm" svg:y2="12.446cm" draw:start-shape="id9" draw:start-glue-point="6" draw:end-shape="id15" draw:end-glue-point="4" svg:d="M12672 11430l28 1016" svg:viewBox="0 0 29 1017">
          <text:p/>
        </draw:connector>
        <draw:connector draw:style-name="gr3" draw:text-style-name="P2" draw:layer="layout" draw:type="line" svg:x1="12.7cm" svg:y1="14.732cm" svg:x2="12.7cm" svg:y2="15.748cm" draw:start-shape="id15" draw:start-glue-point="6" draw:end-shape="id16" draw:end-glue-point="4" svg:d="M12700 14732v1016" svg:viewBox="0 0 1 1017">
          <text:p/>
        </draw:connector>
        <draw:connector draw:style-name="gr3" draw:text-style-name="P2" draw:layer="layout" draw:type="line" svg:x1="12.7cm" svg:y1="17.272cm" svg:x2="12.7cm" svg:y2="18.288cm" draw:start-shape="id16" draw:start-glue-point="6" draw:end-shape="id11" draw:end-glue-point="4" svg:d="M12700 17272v1016" svg:viewBox="0 0 1 1017">
          <text:p/>
        </draw:connecto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Qgroup </meta:initial-creator>
    <meta:creation-date>2015-09-16T12:22:00.400997533</meta:creation-date>
    <dc:date>2015-09-16T14:27:37.110142852</dc:date>
    <dc:creator>Qgroup </dc:creator>
    <meta:editing-duration>PT1H20M5S</meta:editing-duration>
    <meta:editing-cycles>1</meta:editing-cycles>
    <meta:document-statistic meta:object-count="59"/>
    <meta:generator>LibreOffice/4.2.7.2$Linux_X86_64 LibreOffice_project/420m0$Build-2</meta:generator>
  </office:meta>
</office:document-meta>
</file>